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1">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Times New Roman"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align="center" fo:text-indent="0cm"/>
      <style:text-properties style:use-window-font-color="true" style:font-name="Arial Black" fo:font-size="72pt" fo:font-style="normal" fo:font-weight="bold"/>
    </style:style>
    <style:style style:name="T1" style:family="text">
      <style:text-properties style:use-window-font-color="true" style:font-name="Arial Black" fo:font-size="60pt" fo:font-style="normal" fo:font-weight="bold"/>
    </style:style>
    <style:style style:name="T2" style:family="text">
      <style:text-properties fo:color="#ffffff" style:font-name="Arial Black" fo:font-size="60pt" fo:font-style="normal" fo:font-weight="bold"/>
    </style:style>
    <style:style style:name="T3" style:family="text">
      <style:text-properties style:use-window-font-color="true" style:font-name="Arial Black" fo:font-size="60pt" fo:font-style="normal"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Jezus zwyciężył,</text:span></text:p>
            <text:p text:style-name="P1"><text:span text:style-name="T1">to wykonało się</text:span></text:p>
            <text:p text:style-name="P1"><text:span text:style-name="T1">Szatan pokonany,</text:span></text:p>
            <text:p text:style-name="P1"><text:span text:style-name="T1">Jezus złamał</text:span></text:p>
            <text:p text:style-name="P1"><text:span text:style-name="T1">śmierci moc</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2" draw:layer="layout" svg:width="28cm" svg:height="21cm" svg:x="0cm" svg:y="0cm" presentation:class="subtitle" presentation:user-transformed="true">
          <draw:text-box>
            <text:p text:style-name="P1"><text:span text:style-name="T2">Jezus jest Panem</text:span></text:p>
            <text:p text:style-name="P1"><text:span text:style-name="T2">o alleluja,</text:span></text:p>
            <text:p text:style-name="P1"><text:span text:style-name="T2">Po wieczne czasy</text:span></text:p>
            <text:p text:style-name="P4"><text:span text:style-name="T2">Królem królów jest.</text:span></text:p>
          </draw:text-box>
        </draw:frame>
        <presentation:notes draw:style-name="dp2">
          <draw:page-thumbnail draw:style-name="gr1" draw:layer="layout" svg:width="13.586cm" svg:height="11.136cm" svg:x="3.705cm" svg:y="2.256cm" draw:page-number="2"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8cm" svg:height="21cm" svg:x="0cm" svg:y="0cm" presentation:class="subtitle" presentation:user-transformed="true">
          <draw:text-box>
            <text:p text:style-name="P1"><text:span text:style-name="T3">Jezus jest Panem /x4</text:span></text:p>
            <text:p text:style-name="P1"><text:span text:style-name="T1">Tylko Jezus</text:span></text:p>
            <text:p text:style-name="P1"><text:span text:style-name="T1">jest Panem,</text:span></text:p>
            <text:p text:style-name="P1"><text:span text:style-name="T1">Jezus jest Panem,</text:span></text:p>
            <text:p text:style-name="P4"><text:span text:style-name="T1">On jest Panem</text:span></text:p>
            <text:p text:style-name="P4"><text:span text:style-name="T1">ziemi tej.</text:span></text:p>
          </draw:text-box>
        </draw:frame>
        <presentation:notes draw:style-name="dp2">
          <draw:page-thumbnail draw:style-name="gr1" draw:layer="layout" svg:width="13.586cm" svg:height="11.136cm" svg:x="3.705cm" svg:y="2.256cm" draw:page-number="3"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size="24pt" fo:language="en" fo:country="US" style:font-size-asian="24pt" style:language-asian="zxx" style:country-asian="non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Windows_x86 LibreOffice_project/89ea49ddacd9aa532507cbf852f2bb22b1ace28</meta:generator>
    <meta:initial-creator>Maciej Wojtowicz</meta:initial-creator>
    <meta:creation-date>2006-03-02T07:46:29</meta:creation-date>
    <dc:date>2013-10-22T18:56:00.133000000</dc:date>
    <dc:language>en-US</dc:language>
    <meta:editing-cycles>10</meta:editing-cycles>
    <meta:editing-duration>PT1H23M15S</meta:editing-duration>
    <meta:document-statistic meta:object-count="24"/>
    <meta:user-defined meta:name="Info 1"/>
    <meta:user-defined meta:name="Info 2"/>
    <meta:user-defined meta:name="Info 3"/>
    <meta:user-defined meta:name="Info 4"/>
  </office:meta>
</office:document-meta>
</file>